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4" style:family="paragraph" style:parent-style-name="Standard">
      <style:text-properties officeooo:rsid="001e6b11" officeooo:paragraph-rsid="001e6b11"/>
    </style:style>
    <style:style style:name="P15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6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24" style:family="paragraph" style:parent-style-name="Standard">
      <style:text-properties officeooo:paragraph-rsid="001f0c01"/>
    </style:style>
    <style:style style:name="P25" style:family="paragraph" style:parent-style-name="Standard">
      <style:text-properties officeooo:paragraph-rsid="0024ed05"/>
    </style:style>
    <style:style style:name="P26" style:family="paragraph" style:parent-style-name="Standard">
      <style:text-properties officeooo:paragraph-rsid="002ad77c"/>
    </style:style>
    <style:style style:name="P27" style:family="paragraph" style:parent-style-name="Standard">
      <style:text-properties officeooo:paragraph-rsid="002bd295"/>
    </style:style>
    <style:style style:name="P28" style:family="paragraph" style:parent-style-name="Standard">
      <style:text-properties officeooo:paragraph-rsid="002d28a7"/>
    </style:style>
    <style:style style:name="P29" style:family="paragraph" style:parent-style-name="Standard">
      <style:text-properties officeooo:paragraph-rsid="002fc9da"/>
    </style:style>
    <style:style style:name="P30" style:family="paragraph" style:parent-style-name="Standard">
      <style:text-properties officeooo:paragraph-rsid="00303840"/>
    </style:style>
    <style:style style:name="P31" style:family="paragraph" style:parent-style-name="Standard">
      <style:text-properties officeooo:paragraph-rsid="0030dc44"/>
    </style:style>
    <style:style style:name="P32" style:family="paragraph" style:parent-style-name="Standard">
      <style:text-properties officeooo:paragraph-rsid="00328845"/>
    </style:style>
    <style:style style:name="P33" style:family="paragraph" style:parent-style-name="Standard">
      <style:text-properties officeooo:rsid="00331345" officeooo:paragraph-rsid="00331345"/>
    </style:style>
    <style:style style:name="P34" style:family="paragraph" style:parent-style-name="Standard">
      <style:text-properties officeooo:paragraph-rsid="003313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eb274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56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7" style:family="text">
      <style:text-properties fo:font-variant="normal" fo:text-transform="none" fo:color="#9cdcfe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58" style:family="text">
      <style:text-properties fo:font-variant="normal" fo:text-transform="none" fo:color="#ce9178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59" style:family="text">
      <style:text-properties fo:font-variant="normal" fo:text-transform="none" fo:color="#ce9178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60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02eb274" fo:background-color="#1f1f1f" loext:char-shading-value="0" style:font-weight-asian="normal" style:font-weight-complex="normal"/>
    </style:style>
    <style:style style:name="T61" style:family="text">
      <style:text-properties fo:font-variant="normal" fo:text-transform="none" fo:color="#cccccc" loext:opacity="100%" style:font-name="Consolas" fo:font-size="10.5pt" fo:letter-spacing="normal" fo:font-style="normal" style:text-underline-style="none" fo:font-weight="normal" officeooo:rsid="002eb274" fo:background-color="#1f1f1f" loext:char-shading-value="0" style:font-weight-asian="normal" style:font-weight-complex="normal"/>
    </style:style>
    <style:style style:name="T62" style:family="text">
      <style:text-properties fo:color="#9cdcfe" loext:opacity="100%"/>
    </style:style>
    <style:style style:name="T63" style:family="text">
      <style:text-properties fo:color="#9cdcfe" loext:opacity="100%" style:font-weight-asian="normal" style:font-weight-complex="normal"/>
    </style:style>
    <style:style style:name="T64" style:family="text">
      <style:text-properties fo:color="#9cdcfe" loext:opacity="100%" fo:background-color="#000000" loext:char-shading-value="0" style:font-weight-asian="normal" style:font-weight-complex="normal"/>
    </style:style>
    <style:style style:name="T65" style:family="text">
      <style:text-properties fo:color="#9cdcfe" loext:opacity="100%" style:text-underline-style="none" style:font-weight-asian="normal" style:font-weight-complex="normal"/>
    </style:style>
    <style:style style:name="T66" style:family="text">
      <style:text-properties fo:color="#ce9178" loext:opacity="100%"/>
    </style:style>
    <style:style style:name="T67" style:family="text">
      <style:text-properties fo:color="#d7ba7d" loext:opacity="100%"/>
    </style:style>
    <style:style style:name="T68" style:family="text">
      <style:text-properties fo:background-color="#000000" loext:char-shading-value="0" style:font-weight-asian="normal" style:font-weight-complex="normal"/>
    </style:style>
    <style:style style:name="T69" style:family="text">
      <style:text-properties fo:color="#569cd6" loext:opacity="100%"/>
    </style:style>
    <style:style style:name="T70" style:family="text">
      <style:text-properties officeooo:rsid="001f0c01"/>
    </style:style>
    <style:style style:name="T71" style:family="text">
      <style:text-properties officeooo:rsid="0022bb93"/>
    </style:style>
    <style:style style:name="T72" style:family="text">
      <style:text-properties officeooo:rsid="002318c3"/>
    </style:style>
    <style:style style:name="T73" style:family="text">
      <style:text-properties officeooo:rsid="0011d0b1"/>
    </style:style>
    <style:style style:name="T74" style:family="text">
      <style:text-properties fo:color="#000080" loext:opacity="100%" style:text-underline-style="solid" style:text-underline-width="auto" style:text-underline-color="font-color"/>
    </style:style>
    <style:style style:name="T75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76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8">npm </text:span><text:span text:style-name="T49">i</text:span><text:span text:style-name="T48"> concurrently</text:span></text:p>
      <text:p text:style-name="P24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50">npm </text:span><text:span text:style-name="T51">i</text:span><text:span text:style-name="T50"> nodemon</text:span></text:p>
      <text:p text:style-name="P25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50">npm </text:span><text:span text:style-name="T52">i</text:span><text:span text:style-name="T50"> validator</text:span></text:p>
      <text:p text:style-name="P26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50">npm </text:span><text:span text:style-name="T53">i</text:span><text:span text:style-name="T50"> express-xss-sanitizer </text:span><text:span text:style-name="T73">(версия: "express-xss-sanitizer": "^1.1.6")</text:span></text:p>
      <text:p text:style-name="P27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50">npm </text:span><text:span text:style-name="T54">i</text:span><text:span text:style-name="T50"> <text:s/>express-mongo-sanitize</text:span></text:p>
      <text:p text:style-name="P28"><text:span text:style-name="T25">http status</text:span><text:span text:style-name="T34"> - </text:span><text:a xlink:type="simple" xlink:href="https://www.npmjs.com/package/http-status" text:style-name="Internet_20_link" text:visited-style-name="Visited_20_Internet_20_Link"><text:span text:style-name="T74">https://www.npmjs.com/package/http-status</text:span></text:a><text:span text:style-name="T34"> - </text:span><text:span text:style-name="T50">npm </text:span><text:span text:style-name="T55">i</text:span><text:span text:style-name="T50"> http-status</text:span><text:span text:style-name="T41"> </text:span><text:span text:style-name="T73">(версия: "http-status": "^1.7.3")</text:span></text:p>
      <text:p text:style-name="P29"><text:span text:style-name="T25">passport-jwt</text:span><text:span text:style-name="T43"> - </text:span><text:a xlink:type="simple" xlink:href="https://www.npmjs.com/package/passport-jwt" text:style-name="Internet_20_link" text:visited-style-name="Visited_20_Internet_20_Link"><text:span text:style-name="T75">https://www.npmjs.com/package/passport-jwt</text:span></text:a><text:span text:style-name="T43"> - </text:span><text:span text:style-name="T40">npm </text:span><text:span text:style-name="T43">i</text:span><text:span text:style-name="T40"> passport-jwt</text:span></text:p>
      <text:p text:style-name="P30"><text:span text:style-name="T25">passport</text:span><text:span text:style-name="T44"> - </text:span><text:a xlink:type="simple" xlink:href="https://www.npmjs.com/package/passport" text:style-name="Internet_20_link" text:visited-style-name="Visited_20_Internet_20_Link"><text:span text:style-name="T74">https://www.npmjs.com/package/passport</text:span></text:a><text:span text:style-name="T44"> - </text:span><text:span text:style-name="T40">npm </text:span><text:span text:style-name="T44">i</text:span><text:span text:style-name="T40"> passport</text:span></text:p>
      <text:p text:style-name="P31"><text:span text:style-name="T25">accesscontrol</text:span><text:span text:style-name="T45"> - </text:span><text:a xlink:type="simple" xlink:href="https://www.npmjs.com/package/accesscontrol" text:style-name="Internet_20_link" text:visited-style-name="Visited_20_Internet_20_Link"><text:span text:style-name="T74">https://www.npmjs.com/package/accesscontrol</text:span></text:a><text:span text:style-name="T45"> - </text:span><text:span text:style-name="T40">npm </text:span><text:span text:style-name="T45">i</text:span><text:span text:style-name="T40"> accesscontrol</text:span></text:p>
      <text:p text:style-name="P32"><text:span text:style-name="T25">nodemailer</text:span><text:span text:style-name="T46"> - </text:span><text:a xlink:type="simple" xlink:href="https://www.npmjs.com/package/nodemailer" text:style-name="Internet_20_link" text:visited-style-name="Visited_20_Internet_20_Link"><text:span text:style-name="T76">https://www.npmjs.com/package/nodemailer</text:span></text:a><text:span text:style-name="T46"> - </text:span><text:span text:style-name="T40">npm </text:span><text:span text:style-name="T46">i</text:span><text:span text:style-name="T40"> nodemailer</text:span></text:p>
      <text:p text:style-name="P34"><text:span text:style-name="T25">mailgen</text:span><text:span text:style-name="T47"> - </text:span><text:a xlink:type="simple" xlink:href="https://www.npmjs.com/package/mailgen" text:style-name="Internet_20_link" text:visited-style-name="Visited_20_Internet_20_Link"><text:span text:style-name="T75">https://www.npmjs.com/package/mailgen</text:span></text:a><text:span text:style-name="T47"> - </text:span><text:span text:style-name="T40">npm </text:span><text:span text:style-name="T47">i</text:span><text:span text:style-name="T40"> mailgen</text:span></text:p>
      <text:p text:style-name="P33"><text:span text:style-name="T40"/></text:p>
      <text:p text:style-name="P23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5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6">В файл package.json променяме script така:</text:p>
      <text:p text:style-name="P9"><text:span text:style-name="T7"/></text:p>
      <text:p text:style-name="P12"><text:span text:style-name="T63">"</text:span><text:span text:style-name="T64">scripts"</text:span><text:span text:style-name="T68">: {</text:span></text:p>
      <text:p text:style-name="P13"><text:span text:style-name="T62"><text:tab/>"start"</text:span>: <text:span text:style-name="T66">"node server/server.js"</text:span>,</text:p>
      <text:p text:style-name="P13"><text:span text:style-name="T62"><text:tab/>"server"</text:span>: <text:span text:style-name="T66">"nodemon server/server.js"</text:span>,</text:p>
      <text:p text:style-name="P13"><text:span text:style-name="T62"><text:tab/>"client"</text:span>: <text:span text:style-name="T66">"npm run dev --prefix frontend"</text:span>,</text:p>
      <text:p text:style-name="P13"><text:span text:style-name="T62"><text:tab/>"dev"</text:span>: <text:span text:style-name="T66">"concurrently </text:span><text:span text:style-name="T67">\"</text:span><text:span text:style-name="T66">npm run server</text:span><text:span text:style-name="T67">\"</text:span><text:span text:style-name="T66"> </text:span><text:span text:style-name="T67">\"</text:span><text:span text:style-name="T66">npm run client</text:span><text:span text:style-name="T67">\"</text:span><text:span text:style-name="T66">"</text:span>,</text:p>
      <text:p text:style-name="P13"><text:span text:style-name="T62"><text:tab/>"test"</text:span>: <text:span text:style-name="T66">"echo </text:span><text:span text:style-name="T67">\"</text:span><text:span text:style-name="T66">Error: no test specified</text:span><text:span text:style-name="T67">\"</text:span><text:span text:style-name="T66"> &amp;&amp; exit 1"</text:span></text:p>
      <text:p text:style-name="P13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4"><text:span text:style-name="T29">В </text:span><text:span text:style-name="T16">vite.config.js</text:span><text:span text:style-name="T28"> добавяме</text:span></text:p>
      <text:p text:style-name="P11"><text:span text:style-name="T65">server:</text:span><text:span text:style-name="T35"> {</text:span></text:p>
      <text:p text:style-name="P10"><text:span text:style-name="T62"><text:tab/>proxy:</text:span> {</text:p>
      <text:p text:style-name="P10"><text:span text:style-name="T66"><text:tab/><text:tab/>'/api'</text:span><text:span text:style-name="T62">:</text:span> {</text:p>
      <text:p text:style-name="P10"><text:span text:style-name="T62"><text:tab/><text:tab/><text:tab/>target:</text:span> <text:span text:style-name="T66">'http://127.0.0.1:3001'</text:span>,</text:p>
      <text:p text:style-name="P10"><text:span text:style-name="T62"><text:tab/><text:tab/><text:tab/>changeOrigin:</text:span> <text:span text:style-name="T69">true</text:span>,</text:p>
      <text:p text:style-name="P10"><text:span text:style-name="T62"><text:tab/><text:tab/><text:tab/>secure:</text:span> <text:span text:style-name="T69">false</text:span></text:p>
      <text:p text:style-name="P10"><text:tab/><text:tab/>}</text:p>
      <text:p text:style-name="P10"><text:soft-page-break/><text:tab/>}</text:p>
      <text:p text:style-name="P10">}</text:p>
      <text:p text:style-name="P14"><text:span text:style-name="T28"/></text:p>
      <text:p text:style-name="P17">Това е само за девелъпмент цели.</text:p>
      <text:p text:style-name="P17">Инсталиране на <text:span text:style-name="T6">nodemon </text:span><text:span text:style-name="T70">с команда </text:span><text:span text:style-name="T6">npm i nodemon</text:span><text:span text:style-name="T70">.</text:span></text:p>
      <text:p text:style-name="P17"/>
      <text:p text:style-name="P19">CONNECTING TO DB</text:p>
      <text:p text:style-name="P19"><text:span text:style-name="T7">Създаваме файл</text:span> .<text:span text:style-name="T71">env </text:span><text:span text:style-name="T12">къде записваме всички пароли. </text:span><text:span text:style-name="T13">Сега се нуждаем от </text:span><text:span text:style-name="T72">models</text:span><text:span text:style-name="T13"> </text:span></text:p>
      <text:p text:style-name="P19"><text:span text:style-name="T13"/></text:p>
      <text:p text:style-name="P20"><text:span text:style-name="T72">U</text:span>SER MODEL</text:p>
      <text:p text:style-name="P21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1"><text:span text:style-name="T14"/></text:p>
      <text:p text:style-name="P22">CREATING ROUTES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6T22:14:23.887260333</dc:date>
    <meta:editing-duration>P2DT13H25M11S</meta:editing-duration>
    <meta:editing-cycles>28</meta:editing-cycles>
    <meta:generator>LibreOffice/24.2.7.2$Linux_X86_64 LibreOffice_project/420$Build-2</meta:generator>
    <meta:document-statistic meta:table-count="0" meta:image-count="0" meta:object-count="0" meta:page-count="2" meta:paragraph-count="49" meta:word-count="316" meta:character-count="2637" meta:non-whitespace-character-count="2347"/>
  </office:meta>
</office:document-meta>
</file>